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1215in" fo:margin-left="0in" table:align="left" style:may-break-between-rows="false"/>
    </style:style>
    <style:style style:name="Table1.A" style:family="table-column">
      <style:table-column-properties style:column-width="0.8771in"/>
    </style:style>
    <style:style style:name="Table1.B" style:family="table-column">
      <style:table-column-properties style:column-width="1.7444in"/>
    </style:style>
    <style:style style:name="Table1.C" style:family="table-column">
      <style:table-column-properties style:column-width="1.7535in"/>
    </style:style>
    <style:style style:name="Table1.D" style:family="table-column">
      <style:table-column-properties style:column-width="1.3111in"/>
    </style:style>
    <style:style style:name="Table1.E" style:family="table-column">
      <style:table-column-properties style:column-width="1.1285in"/>
    </style:style>
    <style:style style:name="Table1.F" style:family="table-column">
      <style:table-column-properties style:column-width="1.6854in"/>
    </style:style>
    <style:style style:name="Table1.G" style:family="table-column">
      <style:table-column-properties style:column-width="1.6215in"/>
    </style:style>
    <style:style style:name="Table1.A1" style:family="table-cell">
      <style:table-cell-properties style:vertical-align="middle" fo:padding="0.0382in" fo:border-left="none" fo:border-right="none" fo:border-top="none" fo:border-bottom="0.05pt solid #000000"/>
    </style:style>
    <style:style style:name="Table1.B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style:vertical-align="" fo:padding="0.0382in" fo:border="0.05pt solid #000000"/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3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G4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0.1215in" fo:margin-left="0in" table:align="left"/>
    </style:style>
    <style:style style:name="Table2.A" style:family="table-column">
      <style:table-column-properties style:column-width="2.6215in"/>
    </style:style>
    <style:style style:name="Table2.B" style:family="table-column">
      <style:table-column-properties style:column-width="7.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dba2" officeooo:paragraph-rsid="000bdba2"/>
    </style:style>
    <style:style style:name="P2" style:family="paragraph" style:parent-style-name="Standard">
      <style:text-properties officeooo:rsid="000bdba2" officeooo:paragraph-rsid="00137f15"/>
    </style:style>
    <style:style style:name="P3" style:family="paragraph" style:parent-style-name="Table_20_Contents">
      <style:text-properties officeooo:rsid="000bdba2" officeooo:paragraph-rsid="000bdba2"/>
    </style:style>
    <style:style style:name="P4" style:family="paragraph" style:parent-style-name="Table_20_Contents">
      <style:text-properties officeooo:rsid="000bdba2" officeooo:paragraph-rsid="000c095f"/>
    </style:style>
    <style:style style:name="P5" style:family="paragraph" style:parent-style-name="Table_20_Contents">
      <style:text-properties officeooo:rsid="000bdba2" officeooo:paragraph-rsid="000d7741"/>
    </style:style>
    <style:style style:name="P6" style:family="paragraph" style:parent-style-name="Table_20_Contents">
      <style:text-properties officeooo:rsid="000bdba2" officeooo:paragraph-rsid="00137f15"/>
    </style:style>
    <style:style style:name="P7" style:family="paragraph" style:parent-style-name="Table_20_Contents">
      <style:text-properties officeooo:rsid="000bdba2" officeooo:paragraph-rsid="001427a4"/>
    </style:style>
    <style:style style:name="P8" style:family="paragraph" style:parent-style-name="Table_20_Contents">
      <style:text-properties officeooo:paragraph-rsid="000bdba2"/>
    </style:style>
    <style:style style:name="P9" style:family="paragraph" style:parent-style-name="Table_20_Contents">
      <style:text-properties officeooo:paragraph-rsid="000c095f"/>
    </style:style>
    <style:style style:name="P10" style:family="paragraph" style:parent-style-name="Table_20_Contents">
      <style:text-properties officeooo:rsid="000c095f" officeooo:paragraph-rsid="000c095f"/>
    </style:style>
    <style:style style:name="P11" style:family="paragraph" style:parent-style-name="Table_20_Contents">
      <style:text-properties officeooo:paragraph-rsid="000d7741"/>
    </style:style>
    <style:style style:name="P12" style:family="paragraph" style:parent-style-name="Table_20_Contents">
      <style:text-properties officeooo:paragraph-rsid="000efc4e"/>
    </style:style>
    <style:style style:name="P13" style:family="paragraph" style:parent-style-name="Table_20_Contents">
      <style:text-properties officeooo:paragraph-rsid="0010388d"/>
    </style:style>
    <style:style style:name="P14" style:family="paragraph" style:parent-style-name="Table_20_Contents">
      <style:text-properties officeooo:paragraph-rsid="0011a129"/>
    </style:style>
    <style:style style:name="P15" style:family="paragraph" style:parent-style-name="Table_20_Contents">
      <style:text-properties officeooo:paragraph-rsid="00137f15"/>
    </style:style>
    <style:style style:name="P16" style:family="paragraph" style:parent-style-name="Table_20_Contents">
      <style:text-properties officeooo:paragraph-rsid="0013d604"/>
    </style:style>
    <style:style style:name="P17" style:family="paragraph" style:parent-style-name="Table_20_Contents">
      <style:text-properties officeooo:rsid="0017f8aa" officeooo:paragraph-rsid="0017f8aa"/>
    </style:style>
    <style:style style:name="T1" style:family="text">
      <style:text-properties officeooo:rsid="000bdba2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 officeooo:rsid="000bdba2"/>
    </style:style>
    <style:style style:name="T7" style:family="text">
      <style:text-properties style:text-underline-style="none" officeooo:rsid="00137f15"/>
    </style:style>
    <style:style style:name="T8" style:family="text">
      <style:text-properties officeooo:rsid="000c095f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8pt" officeooo:rsid="000c095f" style:font-size-asian="8pt" style:font-size-complex="8pt"/>
    </style:style>
    <style:style style:name="T11" style:family="text">
      <style:text-properties fo:font-size="8pt" officeooo:rsid="00137f15" style:font-size-asian="8pt" style:font-size-complex="8pt"/>
    </style:style>
    <style:style style:name="T12" style:family="text">
      <style:text-properties fo:font-size="8pt" officeooo:rsid="000d7741" style:font-size-asian="8pt" style:font-size-complex="8pt"/>
    </style:style>
    <style:style style:name="T13" style:family="text">
      <style:text-properties fo:font-size="8pt" style:text-underline-style="none" style:font-size-asian="8pt" style:font-size-complex="8pt"/>
    </style:style>
    <style:style style:name="T14" style:family="text">
      <style:text-properties fo:font-size="8pt" style:text-underline-style="none" fo:font-weight="bold" style:font-size-asian="8pt" style:font-weight-asian="bold" style:font-size-complex="8pt" style:font-weight-complex="bold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8pt" fo:font-weight="bold" officeooo:rsid="00137f15" style:font-size-asian="8pt" style:font-weight-asian="bold" style:font-size-complex="8pt" style:font-weight-complex="bold"/>
    </style:style>
    <style:style style:name="T17" style:family="text">
      <style:text-properties fo:font-size="8pt" fo:font-weight="bold" officeooo:rsid="000c095f" style:font-size-asian="8pt" style:font-weight-asian="bold" style:font-size-complex="8pt" style:font-weight-complex="bold"/>
    </style:style>
    <style:style style:name="T18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19" style:family="text">
      <style:text-properties fo:font-size="6pt" style:font-size-asian="6pt" style:font-size-complex="6pt"/>
    </style:style>
    <style:style style:name="T20" style:family="text">
      <style:text-properties fo:font-size="6pt" officeooo:rsid="000c095f" style:font-size-asian="6pt" style:font-size-complex="6pt"/>
    </style:style>
    <style:style style:name="T21" style:family="text">
      <style:text-properties fo:font-size="6pt" officeooo:rsid="000bdba2" style:font-size-asian="6pt" style:font-size-complex="6pt"/>
    </style:style>
    <style:style style:name="T22" style:family="text">
      <style:text-properties fo:font-size="6pt" officeooo:rsid="000d7741" style:font-size-asian="6pt" style:font-size-complex="6pt"/>
    </style:style>
    <style:style style:name="T23" style:family="text">
      <style:text-properties fo:font-size="6pt" officeooo:rsid="000efc4e" style:font-size-asian="6pt" style:font-size-complex="6pt"/>
    </style:style>
    <style:style style:name="T24" style:family="text">
      <style:text-properties fo:font-size="6pt" officeooo:rsid="0010388d" style:font-size-asian="6pt" style:font-size-complex="6pt"/>
    </style:style>
    <style:style style:name="T25" style:family="text">
      <style:text-properties fo:font-size="6pt" officeooo:rsid="0011a129" style:font-size-asian="6pt" style:font-size-complex="6pt"/>
    </style:style>
    <style:style style:name="T26" style:family="text">
      <style:text-properties fo:font-size="6pt" officeooo:rsid="00137f15" style:font-size-asian="6pt" style:font-size-complex="6pt"/>
    </style:style>
    <style:style style:name="T27" style:family="text">
      <style:text-properties fo:font-size="6pt" style:text-underline-style="none" officeooo:rsid="000bdba2" style:font-size-asian="6pt" style:font-size-complex="6pt"/>
    </style:style>
    <style:style style:name="T28" style:family="text">
      <style:text-properties fo:font-size="6pt" style:text-underline-style="none" officeooo:rsid="00137f15" style:font-size-asian="6pt" style:font-size-complex="6pt"/>
    </style:style>
    <style:style style:name="T29" style:family="text">
      <style:text-properties fo:font-size="6pt" fo:font-style="italic" officeooo:rsid="000c095f" style:font-size-asian="6pt" style:font-style-asian="italic" style:font-size-complex="6pt" style:font-style-complex="italic"/>
    </style:style>
    <style:style style:name="T30" style:family="text">
      <style:text-properties fo:font-size="6pt" fo:font-style="italic" officeooo:rsid="000d7741" style:font-size-asian="6pt" style:font-style-asian="italic" style:font-size-complex="6pt" style:font-style-complex="italic"/>
    </style:style>
    <style:style style:name="T31" style:family="text">
      <style:text-properties fo:font-size="6pt" fo:font-style="italic" officeooo:rsid="000efc4e" style:font-size-asian="6pt" style:font-style-asian="italic" style:font-size-complex="6pt" style:font-style-complex="italic"/>
    </style:style>
    <style:style style:name="T32" style:family="text">
      <style:text-properties fo:font-size="6pt" fo:font-style="italic" officeooo:rsid="0010388d" style:font-size-asian="6pt" style:font-style-asian="italic" style:font-size-complex="6pt" style:font-style-complex="italic"/>
    </style:style>
    <style:style style:name="T33" style:family="text">
      <style:text-properties fo:font-size="6pt" fo:font-style="italic" officeooo:rsid="0011a129" style:font-size-asian="6pt" style:font-style-asian="italic" style:font-size-complex="6pt" style:font-style-complex="italic"/>
    </style:style>
    <style:style style:name="T34" style:family="text">
      <style:text-properties fo:font-size="6pt" fo:font-style="italic" officeooo:rsid="00137f15" style:font-size-asian="6pt" style:font-style-asian="italic" style:font-size-complex="6pt" style:font-style-complex="italic"/>
    </style:style>
    <style:style style:name="T35" style:family="text">
      <style:text-properties fo:font-size="6pt" fo:font-style="italic" officeooo:rsid="001427a4" style:font-size-asian="6pt" style:font-style-asian="italic" style:font-size-complex="6pt" style:font-style-complex="italic"/>
    </style:style>
    <style:style style:name="T36" style:family="text">
      <style:text-properties fo:font-size="6pt" fo:font-style="italic" officeooo:rsid="00159c4a" style:font-size-asian="6pt" style:font-style-asian="italic" style:font-size-complex="6pt" style:font-style-complex="italic"/>
    </style:style>
    <style:style style:name="T37" style:family="text">
      <style:text-properties fo:font-size="6pt" fo:font-style="italic" style:text-underline-style="none" officeooo:rsid="00137f15" style:font-size-asian="6pt" style:font-style-asian="italic" style:font-size-complex="6pt" style:font-style-complex="italic"/>
    </style:style>
    <style:style style:name="T38" style:family="text">
      <style:text-properties fo:font-size="6pt" fo:font-style="italic" style:text-underline-style="none" officeooo:rsid="0013d604" style:font-size-asian="6pt" style:font-style-asian="italic" style:font-size-complex="6pt" style:font-style-complex="italic"/>
    </style:style>
    <style:style style:name="T39" style:family="text">
      <style:text-properties fo:font-size="6pt" fo:font-style="normal" style:text-underline-style="none" style:font-size-asian="6pt" style:font-style-asian="normal" style:font-size-complex="6pt" style:font-style-complex="normal"/>
    </style:style>
    <style:style style:name="T40" style:family="text">
      <style:text-properties fo:font-size="6pt" fo:font-style="normal" officeooo:rsid="00137f15" style:font-size-asian="6pt" style:font-style-asian="normal" style:font-size-complex="6pt" style:font-style-complex="normal"/>
    </style:style>
    <style:style style:name="T41" style:family="text">
      <style:text-properties fo:font-style="italic" officeooo:rsid="000c095f" style:font-style-asian="italic" style:font-style-complex="italic"/>
    </style:style>
    <style:style style:name="T42" style:family="text">
      <style:text-properties fo:font-style="italic" officeooo:rsid="00137f15" style:font-style-asian="italic" style:font-style-complex="italic"/>
    </style:style>
    <style:style style:name="T43" style:family="text">
      <style:text-properties fo:font-style="italic" officeooo:rsid="001427a4" style:font-style-asian="italic" style:font-style-complex="italic"/>
    </style:style>
    <style:style style:name="T44" style:family="text">
      <style:text-properties fo:font-style="italic" officeooo:rsid="000d7741" style:font-style-asian="italic" style:font-style-complex="italic"/>
    </style:style>
    <style:style style:name="T45" style:family="text">
      <style:text-properties fo:font-style="italic" officeooo:rsid="00159c4a" style:font-style-asian="italic" style:font-style-complex="italic"/>
    </style:style>
    <style:style style:name="T46" style:family="text">
      <style:text-properties fo:font-style="italic" officeooo:rsid="000efc4e" style:font-style-asian="italic" style:font-style-complex="italic"/>
    </style:style>
    <style:style style:name="T47" style:family="text">
      <style:text-properties fo:font-style="italic" officeooo:rsid="0010388d" style:font-style-asian="italic" style:font-style-complex="italic"/>
    </style:style>
    <style:style style:name="T48" style:family="text">
      <style:text-properties fo:font-style="italic" officeooo:rsid="0011a129" style:font-style-asian="italic" style:font-style-complex="italic"/>
    </style:style>
    <style:style style:name="T49" style:family="text">
      <style:text-properties fo:font-style="italic" style:text-underline-style="none" officeooo:rsid="00137f15" style:font-style-asian="italic" style:font-style-complex="italic"/>
    </style:style>
    <style:style style:name="T50" style:family="text">
      <style:text-properties fo:font-style="italic" style:text-underline-style="none" officeooo:rsid="0013d604" style:font-style-asian="italic" style:font-style-complex="italic"/>
    </style:style>
    <style:style style:name="T51" style:family="text">
      <style:text-properties fo:font-style="normal" officeooo:rsid="00137f15" style:font-style-asian="normal" style:font-style-complex="normal"/>
    </style:style>
    <style:style style:name="T52" style:family="text">
      <style:text-properties fo:font-style="normal" style:text-underline-style="none" style:font-style-asian="normal" style:font-style-complex="normal"/>
    </style:style>
    <style:style style:name="T53" style:family="text">
      <style:text-properties officeooo:rsid="000d7741"/>
    </style:style>
    <style:style style:name="T54" style:family="text">
      <style:text-properties officeooo:rsid="000efc4e"/>
    </style:style>
    <style:style style:name="T55" style:family="text">
      <style:text-properties officeooo:rsid="0010388d"/>
    </style:style>
    <style:style style:name="T56" style:family="text">
      <style:text-properties officeooo:rsid="0011a129"/>
    </style:style>
    <style:style style:name="T57" style:family="text">
      <style:text-properties officeooo:rsid="00137f15"/>
    </style:style>
    <style:style style:name="T58" style:family="text">
      <style:text-properties fo:font-size="7pt" style:font-size-asian="7pt" style:font-size-complex="7pt"/>
    </style:style>
    <style:style style:name="T59" style:family="text">
      <style:text-properties fo:font-size="7pt" officeooo:rsid="00137f15" style:font-size-asian="7pt" style:font-size-complex="7pt"/>
    </style:style>
    <style:style style:name="T60" style:family="text">
      <style:text-properties fo:font-size="7pt" officeooo:rsid="000c095f" style:font-size-asian="7pt" style:font-size-complex="7pt"/>
    </style:style>
    <style:style style:name="T61" style:family="text">
      <style:text-properties fo:font-size="7pt" officeooo:rsid="000bdba2" style:font-size-asian="7pt" style:font-size-complex="7pt"/>
    </style:style>
    <style:style style:name="T62" style:family="text">
      <style:text-properties fo:font-size="7pt" officeooo:rsid="000efc4e" style:font-size-asian="7pt" style:font-size-complex="7pt"/>
    </style:style>
    <style:style style:name="T63" style:family="text">
      <style:text-properties fo:font-size="7pt" officeooo:rsid="0010388d" style:font-size-asian="7pt" style:font-size-complex="7pt"/>
    </style:style>
    <style:style style:name="T64" style:family="text">
      <style:text-properties fo:font-size="7pt" officeooo:rsid="0011a129" style:font-size-asian="7pt" style:font-size-complex="7pt"/>
    </style:style>
    <style:style style:name="T65" style:family="text">
      <style:text-properties fo:font-size="7pt" officeooo:rsid="000d7741" style:font-size-asian="7pt" style:font-size-complex="7pt"/>
    </style:style>
    <style:style style:name="T66" style:family="text">
      <style:text-properties fo:font-size="7pt" fo:font-style="italic" officeooo:rsid="00137f15" style:font-size-asian="7pt" style:font-style-asian="italic" style:font-size-complex="7pt" style:font-style-complex="italic"/>
    </style:style>
    <style:style style:name="T67" style:family="text">
      <style:text-properties fo:font-size="7pt" fo:font-style="italic" officeooo:rsid="000c095f" style:font-size-asian="7pt" style:font-style-asian="italic" style:font-size-complex="7pt" style:font-style-complex="italic"/>
    </style:style>
    <style:style style:name="T68" style:family="text">
      <style:text-properties fo:font-size="7pt" fo:font-style="italic" officeooo:rsid="001427a4" style:font-size-asian="7pt" style:font-style-asian="italic" style:font-size-complex="7pt" style:font-style-complex="italic"/>
    </style:style>
    <style:style style:name="T69" style:family="text">
      <style:text-properties fo:font-size="7pt" fo:font-style="italic" officeooo:rsid="000d7741" style:font-size-asian="7pt" style:font-style-asian="italic" style:font-size-complex="7pt" style:font-style-complex="italic"/>
    </style:style>
    <style:style style:name="T70" style:family="text">
      <style:text-properties fo:font-size="7pt" fo:font-style="italic" officeooo:rsid="00159c4a" style:font-size-asian="7pt" style:font-style-asian="italic" style:font-size-complex="7pt" style:font-style-complex="italic"/>
    </style:style>
    <style:style style:name="T71" style:family="text">
      <style:text-properties fo:font-size="7pt" fo:font-style="italic" officeooo:rsid="000efc4e" style:font-size-asian="7pt" style:font-style-asian="italic" style:font-size-complex="7pt" style:font-style-complex="italic"/>
    </style:style>
    <style:style style:name="T72" style:family="text">
      <style:text-properties fo:font-size="7pt" fo:font-style="italic" officeooo:rsid="0010388d" style:font-size-asian="7pt" style:font-style-asian="italic" style:font-size-complex="7pt" style:font-style-complex="italic"/>
    </style:style>
    <style:style style:name="T73" style:family="text">
      <style:text-properties fo:font-size="7pt" fo:font-style="italic" officeooo:rsid="0011a129" style:font-size-asian="7pt" style:font-style-asian="italic" style:font-size-complex="7pt" style:font-style-complex="italic"/>
    </style:style>
    <style:style style:name="T74" style:family="text">
      <style:text-properties fo:font-size="7pt" fo:font-style="italic" officeooo:rsid="00192246" style:font-size-asian="7pt" style:font-style-asian="italic" style:font-size-complex="7pt" style:font-style-complex="italic"/>
    </style:style>
    <style:style style:name="T75" style:family="text">
      <style:text-properties fo:font-size="7pt" fo:font-style="italic" style:text-underline-style="none" officeooo:rsid="00137f15" style:font-size-asian="7pt" style:font-style-asian="italic" style:font-size-complex="7pt" style:font-style-complex="italic"/>
    </style:style>
    <style:style style:name="T76" style:family="text">
      <style:text-properties fo:font-size="7pt" fo:font-style="italic" style:text-underline-style="none" officeooo:rsid="0013d604" style:font-size-asian="7pt" style:font-style-asian="italic" style:font-size-complex="7pt" style:font-style-complex="italic"/>
    </style:style>
    <style:style style:name="T77" style:family="text">
      <style:text-properties fo:font-size="7pt" fo:font-style="italic" fo:font-weight="bold" officeooo:rsid="001427a4" style:font-size-asian="7pt" style:font-style-asian="italic" style:font-weight-asian="bold" style:font-size-complex="7pt" style:font-style-complex="italic" style:font-weight-complex="bold"/>
    </style:style>
    <style:style style:name="T78" style:family="text"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T79" style:family="text">
      <style:text-properties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T80" style:family="text">
      <style:text-properties fo:font-size="7pt" fo:font-style="normal" officeooo:rsid="00137f15" style:font-size-asian="7pt" style:font-style-asian="normal" style:font-size-complex="7pt" style:font-style-complex="normal"/>
    </style:style>
    <style:style style:name="T81" style:family="text">
      <style:text-properties fo:font-size="7pt" fo:font-style="normal" fo:font-weight="bold" officeooo:rsid="00137f15" style:font-size-asian="7pt" style:font-style-asian="normal" style:font-weight-asian="bold" style:font-size-complex="7pt" style:font-style-complex="normal" style:font-weight-complex="bold"/>
    </style:style>
    <style:style style:name="T82" style:family="text">
      <style:text-properties fo:font-size="7pt" style:text-underline-style="none" officeooo:rsid="00137f15" style:font-size-asian="7pt" style:font-size-complex="7pt"/>
    </style:style>
    <style:style style:name="T83" style:family="text">
      <style:text-properties fo:font-size="7pt" style:text-underline-style="none" officeooo:rsid="000bdba2" style:font-size-asian="7pt" style:font-size-complex="7pt"/>
    </style:style>
    <style:style style:name="T84" style:family="text">
      <style:text-properties fo:font-size="7pt" style:text-underline-style="none" fo:font-weight="bold" officeooo:rsid="000bdba2" style:font-size-asian="7pt" style:font-weight-asian="bold" style:font-size-complex="7pt" style:font-weight-complex="bold"/>
    </style:style>
    <style:style style:name="T85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86" style:family="text">
      <style:text-properties fo:font-size="7pt" fo:font-weight="bold" style:font-size-asian="7pt" style:font-weight-asian="bold" style:font-size-complex="7pt" style:font-weight-complex="bold"/>
    </style:style>
    <style:style style:name="T87" style:family="text">
      <style:text-properties fo:font-size="7pt" fo:font-weight="bold" officeooo:rsid="000bdba2" style:font-size-asian="7pt" style:font-weight-asian="bold" style:font-size-complex="7pt" style:font-weight-complex="bold"/>
    </style:style>
    <style:style style:name="T88" style:family="text">
      <style:text-properties fo:font-size="7pt" fo:font-weight="bold" officeooo:rsid="000efc4e" style:font-size-asian="7pt" style:font-weight-asian="bold" style:font-size-complex="7pt" style:font-weight-complex="bold"/>
    </style:style>
    <style:style style:name="T89" style:family="text">
      <style:text-properties fo:font-size="7pt" fo:font-weight="bold" officeooo:rsid="0010388d" style:font-size-asian="7pt" style:font-weight-asian="bold" style:font-size-complex="7pt" style:font-weight-complex="bold"/>
    </style:style>
    <style:style style:name="T90" style:family="text">
      <style:text-properties fo:font-size="7pt" fo:font-weight="bold" officeooo:rsid="0011a129" style:font-size-asian="7pt" style:font-weight-asian="bold" style:font-size-complex="7pt" style:font-weight-complex="bold"/>
    </style:style>
    <style:style style:name="T91" style:family="text">
      <style:text-properties fo:font-size="7pt" fo:font-weight="bold" officeooo:rsid="00137f15" style:font-size-asian="7pt" style:font-weight-asian="bold" style:font-size-complex="7pt" style:font-weight-complex="bold"/>
    </style:style>
    <style:style style:name="T92" style:family="text">
      <style:text-properties fo:font-size="7pt" fo:font-weight="bold" officeooo:rsid="000c095f" style:font-size-asian="7pt" style:font-weight-asian="bold" style:font-size-complex="7pt" style:font-weight-complex="bold"/>
    </style:style>
    <style:style style:name="T93" style:family="text">
      <style:text-properties fo:font-size="7pt" fo:font-weight="bold" officeooo:rsid="000d7741" style:font-size-asian="7pt" style:font-weight-asian="bold" style:font-size-complex="7pt" style:font-weight-complex="bold"/>
    </style:style>
    <style:style style:name="T94" style:family="text">
      <style:text-properties fo:font-size="7pt" fo:font-weight="bold" officeooo:rsid="001a8308" style:font-size-asian="7pt" style:font-weight-asian="bold" style:font-size-complex="7pt" style:font-weight-complex="bold"/>
    </style:style>
    <style:style style:name="T95" style:family="text">
      <style:text-properties fo:font-size="7pt" fo:font-weight="normal" officeooo:rsid="001a8308" style:font-size-asian="7pt" style:font-weight-asian="normal" style:font-size-complex="7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rows-spanned="2" office:value-type="string">
            <text:p text:style-name="Table_20_Contents"><text:span text:style-name="Source_20_Text"><text:span text:style-name="T58"/></text:span></text:p>
          </table:table-cell>
          <table:table-cell table:style-name="Table1.B1" table:number-columns-spanned="5" office:value-type="string">
            <text:p text:style-name="P1"><text:span text:style-name="Source_20_Text"><text:span text:style-name="T4">class Robot</text:span></text:span></text:p>
            <text:p text:style-name="P2"><text:span text:style-name="Source_20_Text"><text:span text:style-name="T66">Implements the robot's function</text:span></text:span><text:span text:style-name="Source_20_Text"><text:span text:style-name="T74">ality</text:span></text:span><text:span text:style-name="Source_20_Text"><text:span text:style-name="T66">. <text:s/>Member variables allow easy sharing of data between different functions.</text:span></text:span></text:p>
          </table:table-cell>
          <table:covered-table-cell/>
          <table:covered-table-cell/>
          <table:covered-table-cell/>
          <table:covered-table-cell/>
          <table:table-cell table:style-name="Table1.G1" table:number-rows-spanned="2" office:value-type="string">
            <text:p text:style-name="P3"><text:span text:style-name="Source_20_Text"><text:span text:style-name="T4">class Map</text:span></text:span></text:p>
            <text:p text:style-name="P6"><text:span text:style-name="Source_20_Text"><text:span text:style-name="T66">State machine that represents the playing area.</text:span></text:span></text:p>
          </table:table-cell>
        </table:table-row>
        <table:table-row>
          <table:covered-table-cell/>
          <table:table-cell table:style-name="Table1.B2" office:value-type="string">
            <text:p text:style-name="P3"><text:span text:style-name="Source_20_Text"><text:span text:style-name="T15">Line Following / </text:span></text:span><text:span text:style-name="Source_20_Text"><text:span text:style-name="T16">Recovery</text:span></text:span></text:p>
          </table:table-cell>
          <table:table-cell table:style-name="Table1.B2" office:value-type="string">
            <text:p text:style-name="P3"><text:span text:style-name="Source_20_Text"><text:span text:style-name="T14">Position tracking</text:span></text:span></text:p>
          </table:table-cell>
          <table:table-cell table:style-name="Table1.B2" office:value-type="string">
            <text:p text:style-name="P3"><text:span text:style-name="Source_20_Text"><text:span text:style-name="T15">Egg processing</text:span></text:span></text:p>
          </table:table-cell>
          <table:table-cell table:style-name="Table1.B2" office:value-type="string">
            <text:p text:style-name="P3"><text:span text:style-name="Source_20_Text"><text:span text:style-name="T15">Propulsion</text:span></text:span></text:p>
          </table:table-cell>
          <table:table-cell table:style-name="Table1.B2" office:value-type="string">
            <text:p text:style-name="P9"><text:span text:style-name="Source_20_Text"><text:span text:style-name="T17">Framework &amp; Communication</text:span></text:span></text:p>
          </table:table-cell>
          <table:covered-table-cell/>
        </table:table-row>
        <table:table-row>
          <table:table-cell table:style-name="Table1.A3" office:value-type="string">
            <text:p text:style-name="P3"><text:span text:style-name="Source_20_Text"><text:span text:style-name="T13">Member functions</text:span></text:span></text:p>
          </table:table-cell>
          <table:table-cell table:style-name="Table1.B3" office:value-type="string">
            <text:p text:style-name="P3"><text:span text:style-name="Source_20_Text"><text:span text:style-name="T79">update_line_sensors</text:span></text:span><text:span text:style-name="Source_20_Text"><text:span text:style-name="T78">()</text:span></text:span></text:p>
            <text:p text:style-name="P3"><text:span text:style-name="Source_20_Text"><text:span text:style-name="T67">Updates line_sensors_history with latest data.</text:span></text:span></text:p>
            <text:p text:style-name="P4"><text:span text:style-name="Source_20_Text"><text:span text:style-name="T58"/></text:span></text:p>
            <text:p text:style-name="P3"><text:span text:style-name="Source_20_Text"><text:span text:style-name="T86">calculate_demand</text:span></text:span><text:span text:style-name="Source_20_Text"><text:span text:style-name="T58">()</text:span></text:span></text:p>
            <text:p text:style-name="P4"><text:span text:style-name="Source_20_Text"><text:span text:style-name="T67">Carries out control loop operations; outputs desired wheel velocities.</text:span></text:span></text:p>
            <text:p text:style-name="P4"><text:span text:style-name="Source_20_Text"><text:span text:style-name="T68"/></text:span></text:p>
            <text:p text:style-name="P7"><text:span text:style-name="Source_20_Text"><text:span text:style-name="T77">recovery</text:span></text:span><text:span text:style-name="Source_20_Text"><text:span text:style-name="T68">()</text:span></text:span></text:p>
            <text:p text:style-name="P7"><text:span text:style-name="Source_20_Text"><text:span text:style-name="T68">Carries out recovery strategy to attempt to reach a line.</text:span></text:span></text:p>
          </table:table-cell>
          <table:table-cell table:style-name="Table1.B3" office:value-type="string">
            <text:p text:style-name="P8"><text:span text:style-name="Source_20_Text"><text:span text:style-name="T87">update_tracking</text:span></text:span><text:span text:style-name="Source_20_Text"><text:span text:style-name="T61">()</text:span></text:span></text:p>
            <text:p text:style-name="P9"><text:span text:style-name="Source_20_Text"><text:span text:style-name="T67">Reads th</text:span></text:span><text:span text:style-name="Source_20_Text"><text:span text:style-name="T69">e motor speeds, and then uses a </text:span></text:span><text:span text:style-name="Source_20_Text"><text:span text:style-name="T70">second-order </text:span></text:span><text:span text:style-name="Source_20_Text"><text:span text:style-name="T69">Euler integrator to infer current position, orientation, speed and path curvature.</text:span></text:span></text:p>
          </table:table-cell>
          <table:table-cell table:style-name="Table1.B3" office:value-type="string">
            <text:p text:style-name="P8"><text:span text:style-name="Source_20_Text"><text:span text:style-name="T87">egg_pickup</text:span></text:span><text:span text:style-name="Source_20_Text"><text:span text:style-name="T61">()</text:span></text:span></text:p>
            <text:p text:style-name="P8"><text:span text:style-name="Source_20_Text"><text:span text:style-name="T58"/></text:span></text:p>
            <text:p text:style-name="P8"><text:span text:style-name="Source_20_Text"><text:span text:style-name="T87">egg_identify</text:span></text:span><text:span text:style-name="Source_20_Text"><text:span text:style-name="T61">()</text:span></text:span></text:p>
            <text:p text:style-name="P8"><text:span text:style-name="Source_20_Text"><text:span text:style-name="T58"/></text:span></text:p>
            <text:p text:style-name="P8"><text:span text:style-name="Source_20_Text"><text:span text:style-name="T87">egg_crack</text:span></text:span><text:span text:style-name="Source_20_Text"><text:span text:style-name="T61">()</text:span></text:span></text:p>
            <text:p text:style-name="P8"><text:span text:style-name="Source_20_Text"><text:span text:style-name="T58"/></text:span></text:p>
            <text:p text:style-name="P8"><text:span text:style-name="Source_20_Text"><text:span text:style-name="T87">egg_inside_identify</text:span></text:span><text:span text:style-name="Source_20_Text"><text:span text:style-name="T61">()</text:span></text:span></text:p>
            <text:p text:style-name="P8"><text:span text:style-name="Source_20_Text"><text:span text:style-name="T58"/></text:span></text:p>
            <text:p text:style-name="P8"><text:span text:style-name="Source_20_Text"><text:span text:style-name="T87">egg_inside_drop</text:span></text:span><text:span text:style-name="Source_20_Text"><text:span text:style-name="T61">()</text:span></text:span></text:p>
            <text:p text:style-name="P8"><text:span text:style-name="Source_20_Text"><text:span text:style-name="T58"/></text:span></text:p>
            <text:p text:style-name="P8"><text:span text:style-name="Source_20_Text"><text:span text:style-name="T87">egg_drop</text:span></text:span><text:span text:style-name="Source_20_Text"><text:span text:style-name="T61">()</text:span></text:span></text:p>
          </table:table-cell>
          <table:table-cell table:style-name="Table1.B3" office:value-type="string">
            <text:p text:style-name="P8"><text:span text:style-name="Source_20_Text"><text:span text:style-name="T88">move</text:span></text:span><text:span text:style-name="Source_20_Text"><text:span text:style-name="T62">(MotorDemand)</text:span></text:span></text:p>
            <text:p text:style-name="P12"><text:span text:style-name="Source_20_Text"><text:span text:style-name="T71">Scales the requested motor demand and sends it to the motors via PWM. </text:span></text:span><text:span text:style-name="Source_20_Text"><text:span text:style-name="T62"><text:s/></text:span></text:span></text:p>
          </table:table-cell>
          <table:table-cell table:style-name="Table1.B3" office:value-type="string">
            <text:p text:style-name="P13"><text:span text:style-name="Source_20_Text"><text:span text:style-name="T89">Robot</text:span></text:span><text:span text:style-name="Source_20_Text"><text:span text:style-name="T63">(), </text:span></text:span><text:span text:style-name="Source_20_Text"><text:span text:style-name="T89">~Robot</text:span></text:span><text:span text:style-name="Source_20_Text"><text:span text:style-name="T63">()</text:span></text:span></text:p>
            <text:p text:style-name="P13"><text:span text:style-name="Source_20_Text"><text:span text:style-name="T72">Memory management.</text:span></text:span></text:p>
            <text:p text:style-name="P13"><text:span text:style-name="Source_20_Text"><text:span text:style-name="T58"/></text:span></text:p>
            <text:p text:style-name="P14"><text:span text:style-name="Source_20_Text"><text:span text:style-name="T90">load_constants</text:span></text:span><text:span text:style-name="Source_20_Text"><text:span text:style-name="T64">()</text:span></text:span></text:p>
            <text:p text:style-name="P14"><text:span text:style-name="Source_20_Text"><text:span text:style-name="T73">Retrieves constants from robot.cfg configuration file, parses command-line options.</text:span></text:span></text:p>
            <text:p text:style-name="P13"><text:span text:style-name="Source_20_Text"><text:span text:style-name="T58"/></text:span></text:p>
            <text:p text:style-name="P13"><text:span text:style-name="Source_20_Text"><text:span text:style-name="T91">initialise</text:span></text:span><text:span text:style-name="Source_20_Text"><text:span text:style-name="T59">()</text:span></text:span></text:p>
            <text:p text:style-name="P15"><text:span text:style-name="Source_20_Text"><text:span text:style-name="T66">Opens connection to robot; preliminary setup.</text:span></text:span></text:p>
          </table:table-cell>
          <table:table-cell table:style-name="Table1.G1" office:value-type="string">
            <text:p text:style-name="P9"><text:span text:style-name="Source_20_Text"><text:span text:style-name="T91">populate</text:span></text:span><text:span text:style-name="Source_20_Text"><text:span text:style-name="T59">()</text:span></text:span></text:p>
            <text:p text:style-name="P15"><text:span text:style-name="Source_20_Text"><text:span text:style-name="T66">Parses the human-readable playing area representation file and populates the data structure.</text:span></text:span></text:p>
            <text:p text:style-name="P9"><text:span text:style-name="Source_20_Text"><text:span text:style-name="T58"/></text:span></text:p>
            <text:p text:style-name="P9"><text:span text:style-name="Source_20_Text"><text:span text:style-name="T91">a</text:span></text:span><text:span text:style-name="Source_20_Text"><text:span text:style-name="T92">dvance</text:span></text:span><text:span text:style-name="Source_20_Text"><text:span text:style-name="T60">()</text:span></text:span></text:p>
            <text:p text:style-name="P15"><text:span text:style-name="Source_20_Text"><text:span text:style-name="T59">Changes the state machine state by advancing in one direction. <text:s/></text:span></text:span></text:p>
            <text:p text:style-name="P9"><text:span text:style-name="Source_20_Text"><text:span text:style-name="T58"/></text:span></text:p>
          </table:table-cell>
        </table:table-row>
        <table:table-row>
          <table:table-cell table:style-name="Table1.B2" office:value-type="string">
            <text:p text:style-name="P10"><text:span text:style-name="Source_20_Text"><text:span text:style-name="T9">Data </text:span></text:span><text:span text:style-name="Source_20_Text"><text:span text:style-name="T12">types</text:span></text:span></text:p>
          </table:table-cell>
          <table:table-cell table:style-name="Table1.B3" office:value-type="string">
            <text:p text:style-name="P5"><text:span text:style-name="Source_20_Text"><text:span text:style-name="T65">union </text:span></text:span><text:span text:style-name="Source_20_Text"><text:span text:style-name="T93">LineSensors</text:span></text:span></text:p>
            <text:p text:style-name="P5"><text:span text:style-name="Source_20_Text"><text:span text:style-name="T69">Represents a data frame from the I2C light sensor board.</text:span></text:span></text:p>
            <text:p text:style-name="P5"><text:span text:style-name="Source_20_Text"><text:span text:style-name="T58"/></text:span></text:p>
            <text:p text:style-name="P5"><text:span text:style-name="Source_20_Text"><text:span text:style-name="T65">typedef </text:span></text:span><text:span text:style-name="Source_20_Text"><text:span text:style-name="T93">LineSensorsHistory</text:span></text:span></text:p>
            <text:p text:style-name="P5"><text:span text:style-name="Source_20_Text"><text:span text:style-name="T69">Represents a series of timestamped LineSensors data, stored in a std::vector.</text:span></text:span></text:p>
          </table:table-cell>
          <table:table-cell table:style-name="Table1.B3" office:value-type="string">
            <text:p text:style-name="P11"><text:span text:style-name="Source_20_Text"><text:span text:style-name="T65">struct </text:span></text:span><text:span text:style-name="Source_20_Text"><text:span text:style-name="T93">Tracking</text:span></text:span></text:p>
            <text:p text:style-name="P11"><text:span text:style-name="Source_20_Text"><text:span text:style-name="T69">Represents the robot's kinematic state. Has members to store respectively position, orientation, speed and path curvature.</text:span></text:span></text:p>
            <text:p text:style-name="P11"><text:span text:style-name="Source_20_Text"><text:span text:style-name="T58"/></text:span></text:p>
            <text:p text:style-name="P11"><text:span text:style-name="Source_20_Text"><text:span text:style-name="T65">typedef </text:span></text:span><text:span text:style-name="Source_20_Text"><text:span text:style-name="T93">TrackingHistory</text:span></text:span></text:p>
            <text:p text:style-name="P11"><text:span text:style-name="Source_20_Text"><text:span text:style-name="T69">Represents a series of timestamped Tracking data, stored in a std::vector.</text:span></text:span></text:p>
          </table:table-cell>
          <table:table-cell table:style-name="Table1.B3" office:value-type="string">
            <text:p text:style-name="P15"><text:span text:style-name="Source_20_Text"><text:span text:style-name="T59">enum </text:span></text:span><text:span text:style-name="Source_20_Text"><text:span text:style-name="T91">EggType</text:span></text:span></text:p>
            <text:p text:style-name="P15"><text:span text:style-name="Source_20_Text"><text:span text:style-name="T66">Contains each of the possible egg types.</text:span></text:span></text:p>
            <text:p text:style-name="P15"><text:span text:style-name="Source_20_Text"><text:span text:style-name="T58"/></text:span></text:p>
            <text:p text:style-name="P15"><text:span text:style-name="Source_20_Text"><text:span text:style-name="T59">enum </text:span></text:span><text:span text:style-name="Source_20_Text"><text:span text:style-name="T91">EggInsideType</text:span></text:span></text:p>
          </table:table-cell>
          <table:table-cell table:style-name="Table1.B3" office:value-type="string">
            <text:p text:style-name="P12"><text:span text:style-name="Source_20_Text"><text:span text:style-name="T62">class </text:span></text:span><text:span text:style-name="Source_20_Text"><text:span text:style-name="T88">MotorDemand</text:span></text:span></text:p>
            <text:p text:style-name="P12"><text:span text:style-name="Source_20_Text"><text:span text:style-name="T71">Contains the wheel speeds for the two propulsion motors.</text:span></text:span></text:p>
          </table:table-cell>
          <table:table-cell table:style-name="Table1.B3" office:value-type="string">
            <text:p text:style-name="P9"><text:span text:style-name="Source_20_Text"><text:span text:style-name="T95">class</text:span></text:span><text:span text:style-name="Source_20_Text"><text:span text:style-name="T94"> </text:span></text:span><text:span text:style-name="Source_20_Text"><text:span text:style-name="T92">LinkError</text:span></text:span><text:span text:style-name="Source_20_Text"><text:span text:style-name="T60"> : Exception</text:span></text:span></text:p>
            <text:p text:style-name="P15"><text:span text:style-name="Source_20_Text"><text:span text:style-name="T66">Exception that triggers reconnection &amp; reconfiguration.</text:span></text:span></text:p>
            <text:p text:style-name="P9"><text:span text:style-name="Source_20_Text"><text:span text:style-name="T58"/></text:span></text:p>
            <text:p text:style-name="P12"><text:span text:style-name="Source_20_Text"><text:span text:style-name="T62">class </text:span></text:span><text:span text:style-name="Source_20_Text"><text:span text:style-name="T88">Vector2d</text:span></text:span></text:p>
            <text:p text:style-name="P15"><text:span text:style-name="Source_20_Text"><text:span text:style-name="T66">A simple 2-dimensional vector.</text:span></text:span></text:p>
            <text:p text:style-name="P12"><text:span text:style-name="Source_20_Text"><text:span text:style-name="T58"/></text:span></text:p>
            <text:p text:style-name="P9"><text:span text:style-name="Source_20_Text"><text:span text:style-name="T60">template&lt;typename T&gt;</text:span></text:span></text:p>
            <text:p text:style-name="P9"><text:span text:style-name="Source_20_Text"><text:span text:style-name="T60">struct </text:span></text:span><text:span text:style-name="Source_20_Text"><text:span text:style-name="T92">Timestamp</text:span></text:span></text:p>
            <text:p text:style-name="P15"><text:span text:style-name="Source_20_Text"><text:span text:style-name="T66">Contains a value and an integer number of milliseconds. </text:span></text:span></text:p>
            <text:p text:style-name="P9"><text:span text:style-name="Source_20_Text"><text:span text:style-name="T58"/></text:span></text:p>
          </table:table-cell>
          <table:table-cell table:style-name="Table1.G4" office:value-type="string">
            <text:p text:style-name="P9"><text:span text:style-name="Source_20_Text"><text:span text:style-name="T60">class </text:span></text:span><text:span text:style-name="Source_20_Text"><text:span text:style-name="T92">Point</text:span></text:span></text:p>
            <text:p text:style-name="P15"><text:span text:style-name="Source_20_Text"><text:span text:style-name="T66">Represents a point of interest in the playing area.</text:span></text:span></text:p>
            <text:p text:style-name="P9"><text:span text:style-name="Source_20_Text"><text:span text:style-name="T58"/></text:span></text:p>
            <text:p text:style-name="P9"><text:span text:style-name="Source_20_Text"><text:span text:style-name="T60">class </text:span></text:span><text:span text:style-name="Source_20_Text"><text:span text:style-name="T92">Line</text:span></text:span></text:p>
            <text:p text:style-name="P15"><text:span text:style-name="Source_20_Text"><text:span text:style-name="T66">Represents a white line path between two points of interest. </text:span></text:span></text:p>
          </table:table-cell>
        </table:table-row>
        <table:table-row>
          <table:table-cell table:style-name="Table1.B2" office:value-type="string">
            <text:p text:style-name="P3"><text:span text:style-name="Source_20_Text"><text:span text:style-name="T9">Key member variables</text:span></text:span></text:p>
          </table:table-cell>
          <table:table-cell table:style-name="Table1.B3" office:value-type="string">
            <text:p text:style-name="P8"><text:span text:style-name="Source_20_Text"><text:span text:style-name="T82">LineSensorsHistory </text:span></text:span><text:span text:style-name="Source_20_Text"><text:span text:style-name="T84">line_sensors_history</text:span></text:span></text:p>
            <text:p text:style-name="P15"><text:span text:style-name="Source_20_Text"><text:span text:style-name="T75">Contains all the line sensor values since the beginning of time.</text:span></text:span></text:p>
            <text:p text:style-name="P8"><text:span text:style-name="Source_20_Text"><text:span text:style-name="T83"/></text:span></text:p>
            <text:p text:style-name="P8"><text:span text:style-name="Source_20_Text"><text:span text:style-name="T82">bool </text:span></text:span><text:span text:style-name="Source_20_Text"><text:span text:style-name="T84">on_line</text:span></text:span></text:p>
            <text:p text:style-name="P15"><text:span text:style-name="Source_20_Text"><text:span text:style-name="T76">W</text:span></text:span><text:span text:style-name="Source_20_Text"><text:span text:style-name="T75">hether the line following algorithm has lost track of the white line.</text:span></text:span><text:span text:style-name="Source_20_Text"><text:span text:style-name="T82"> </text:span></text:span></text:p>
            <text:p text:style-name="P8"><text:span text:style-name="Source_20_Text"><text:span text:style-name="T83"/></text:span></text:p>
            <text:p text:style-name="P8"><text:span text:style-name="Source_20_Text"><text:span text:style-name="T82">bool </text:span></text:span><text:span text:style-name="Source_20_Text"><text:span text:style-name="T84">at_crossroad</text:span></text:span></text:p>
            <text:p text:style-name="P16"><text:span text:style-name="Source_20_Text"><text:span text:style-name="T76">Whether the robot is at a crossroad.</text:span></text:span></text:p>
          </table:table-cell>
          <table:table-cell table:style-name="Table1.B3" office:value-type="string">
            <text:p text:style-name="P8"><text:span text:style-name="Source_20_Text"><text:span text:style-name="T59">TrackingHistory </text:span></text:span><text:span text:style-name="Source_20_Text"><text:span text:style-name="T91">tracking_history</text:span></text:span></text:p>
            <text:p text:style-name="P15"><text:span text:style-name="Source_20_Text"><text:span text:style-name="T66">Contains all the Tracking values since the beginning of time.</text:span></text:span></text:p>
          </table:table-cell>
          <table:table-cell table:style-name="Table1.B3" office:value-type="string">
            <text:p text:style-name="P8"><text:span text:style-name="Source_20_Text"><text:span text:style-name="T59">EggType </text:span></text:span><text:span text:style-name="Source_20_Text"><text:span text:style-name="T91">egg_type</text:span></text:span></text:p>
            <text:p text:style-name="P8"><text:span text:style-name="Source_20_Text"><text:span text:style-name="T58"/></text:span></text:p>
            <text:p text:style-name="P8"><text:span text:style-name="Source_20_Text"><text:span text:style-name="T59">EggInsideType </text:span></text:span><text:span text:style-name="Source_20_Text"><text:span text:style-name="T91">egg_inside_type</text:span></text:span></text:p>
          </table:table-cell>
          <table:table-cell table:style-name="Table1.B3" office:value-type="string">
            <text:p text:style-name="Table_20_Contents"><text:span text:style-name="Source_20_Text"><text:span text:style-name="T58"/></text:span></text:p>
          </table:table-cell>
          <table:table-cell table:style-name="Table1.B3" office:value-type="string">
            <text:p text:style-name="P9"><text:span text:style-name="Source_20_Text"><text:span text:style-name="T60">robot_link </text:span></text:span><text:span text:style-name="Source_20_Text"><text:span text:style-name="T92">rlink</text:span></text:span></text:p>
            <text:p text:style-name="P15"><text:span text:style-name="Source_20_Text"><text:span text:style-name="T66">Interface to microcontroller functions.</text:span></text:span></text:p>
            <text:p text:style-name="P9"><text:span text:style-name="Source_20_Text"><text:span text:style-name="T58"/></text:span></text:p>
            <text:p text:style-name="P9"><text:span text:style-name="Source_20_Text"><text:span text:style-name="T60">stopwatch </text:span></text:span><text:span text:style-name="Source_20_Text"><text:span text:style-name="T92">sw</text:span></text:span></text:p>
          </table:table-cell>
          <table:table-cell table:style-name="Table1.G4" office:value-type="string">
            <text:p text:style-name="P9"><text:span text:style-name="Source_20_Text"><text:span text:style-name="T59">std::vector&lt;Point&gt; </text:span></text:span><text:span text:style-name="Source_20_Text"><text:span text:style-name="T91">points</text:span></text:span></text:p>
            <text:p text:style-name="P15"><text:span text:style-name="Source_20_Text"><text:span text:style-name="T66">Points of interest in the playing area.</text:span></text:span></text:p>
            <text:p text:style-name="P9"><text:span text:style-name="Source_20_Text"><text:span text:style-name="T58"/></text:span></text:p>
            <text:p text:style-name="P9"><text:span text:style-name="Source_20_Text"><text:span text:style-name="T59">std::vector&lt;Line&gt; </text:span></text:span><text:span text:style-name="Source_20_Text"><text:span text:style-name="T91">lines</text:span></text:span></text:p>
            <text:p text:style-name="P15"><text:span text:style-name="Source_20_Text"><text:span text:style-name="T66">White lines connecting the points of interest.</text:span></text:span></text:p>
            <text:p text:style-name="P15"><text:span text:style-name="Source_20_Text"><text:span text:style-name="T80"/></text:span></text:p>
            <text:p text:style-name="P15"><text:span text:style-name="Source_20_Text"><text:span text:style-name="T80">bool </text:span></text:span><text:span text:style-name="Source_20_Text"><text:span text:style-name="T81">at_point</text:span></text:span></text:p>
            <text:p text:style-name="P9"><text:span text:style-name="Source_20_Text"><text:span text:style-name="T80">int</text:span></text:span><text:span text:style-name="Source_20_Text"><text:span text:style-name="T66"> </text:span></text:span><text:span text:style-name="Source_20_Text"><text:span text:style-name="T92">cur_point</text:span></text:span></text:p>
            <text:p text:style-name="P15"><text:span text:style-name="Source_20_Text"><text:span text:style-name="T59">int </text:span></text:span><text:span text:style-name="Source_20_Text"><text:span text:style-name="T91">cur_line</text:span></text:span></text:p>
            <text:p text:style-name="P15"><text:span text:style-name="Source_20_Text"><text:span text:style-name="T66">Current robot location.</text:span></text:span></text:p>
          </table:table-cell>
        </table:table-row>
      </table:table>
      <text:p text:style-name="Standard"/>
      <text:p text:style-name="Standard"><text:span text:style-name="Source_20_Text"><text:span text:style-name="T58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<text:span text:style-name="Source_20_Text"><text:span text:style-name="T9">Fig. </text:span></text:span></text:p>
          </table:table-cell>
          <table:table-cell table:style-name="Table2.B1" office:value-type="string">
            <text:p text:style-name="P17"><text:span text:style-name="Source_20_Text"><text:span text:style-name="T4">Software subsystem structure</text:span></text:span></text:p>
          </table:table-cell>
        </table:table-row>
        <table:table-row>
          <table:table-cell table:style-name="Table2.A2" office:value-type="string">
            <text:p text:style-name="P17"><text:span text:style-name="Source_20_Text"><text:span text:style-name="T9">Drawn by: Antoine Dupuis (ard61)</text:span></text:span></text:p>
          </table:table-cell>
          <table:table-cell table:style-name="Table2.B2" office:value-type="string">
            <text:p text:style-name="P17"><text:span text:style-name="Source_20_Text"><text:span text:style-name="T9">Accepted by:</text:span></text:span></text:p>
          </table:table-cell>
        </table:table-row>
        <table:table-row>
          <table:table-cell table:style-name="Table2.A2" office:value-type="string">
            <text:p text:style-name="P17"><text:span text:style-name="Source_20_Text"><text:span text:style-name="T9">Date: 24/02/2016</text:span></text:span></text:p>
          </table:table-cell>
          <table:table-cell table:style-name="Table2.B2" office:value-type="string">
            <text:p text:style-name="P17"><text:span text:style-name="Source_20_Text"><text:span text:style-name="T9">Date: </text:span></text:span></text:p>
          </table:table-cell>
        </table:table-row>
      </table:table>
      <text:p text:style-name="Standard"><text:span text:style-name="Source_20_Text"><text:span text:style-name="T5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09:35:08.942555647</meta:creation-date>
    <dc:date>2016-02-24T11:06:26.559036147</dc:date>
    <meta:editing-duration>PT1H16M2S</meta:editing-duration>
    <meta:editing-cycles>13</meta:editing-cycles>
    <meta:generator>LibreOffice/4.2.8.2$Linux_X86_64 LibreOffice_project/420m0$Build-2</meta:generator>
    <meta:print-date>2016-02-24T10:50:16.078519793</meta:print-date>
    <meta:document-statistic meta:table-count="2" meta:image-count="0" meta:object-count="0" meta:page-count="1" meta:paragraph-count="89" meta:word-count="388" meta:character-count="2869" meta:non-whitespace-character-count="2560"/>
  </office:meta>
</office:document-meta>
</file>